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
      <text:p text:style-name="Text_20_body">As Jesus was praying, his face became as bright as the sun. His clothes became as white as light, whiter than anyone on earth could make them.</text:p>
      <text:h text:style-name="Heading_20_9" text:outline-level="9">36-03</text:h>
      <text:p text:style-name="First_20_paragraph"/>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
      <text:p text:style-name="Text_20_body">Then Jesus touched them and said, “Do not be afraid. Get up.” When they looked around, the only one still there was Jesus.</text:p>
      <text:h text:style-name="Heading_20_9" text:outline-level="9">36-07</text:h>
      <text:p text:style-name="First_20_paragraph"/>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28Z</meta:creation-date>
    <dc:date>2023-05-24T11:34:28Z</dc:date>
  </office:meta>
</office:document-meta>
</file>